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redeyede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tmct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kalou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frankl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DRubi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el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ard Hatcher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NinhJ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ke7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Sf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kdog77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Pantera</text:p>
          </table:table-cell>
          <table:table-cell office:value-type="string">
            <text:p>Rene Den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LionHear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4551v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lut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apta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Edw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 Tuz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7/10/2019</text:date>, <text:time>19:3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7-10T19:35:25</dc:date>
    <dc:creator>Skip Perry</dc:creator>
    <meta:editing-duration>PT33M18S</meta:editing-duration>
    <meta:editing-cycles>42</meta:editing-cycles>
    <meta:document-statistic meta:table-count="1" meta:cell-count="256" meta:object-count="0"/>
  </office:meta>
</office:document-meta>
</file>